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color="#ffffff" draw:fill="solid" draw:fill-color="#1c3687" draw:textarea-horizontal-align="justify" draw:textarea-vertical-align="middle" draw:auto-grow-height="false" fo:min-height="1.327cm" fo:min-width="8.168cm"/>
    </style:style>
    <style:style style:name="gr2" style:family="graphic" style:parent-style-name="standard">
      <style:graphic-properties svg:stroke-color="#ffffff" draw:fill="solid" draw:fill-color="#1c3687" draw:textarea-horizontal-align="justify" draw:textarea-vertical-align="middle" draw:auto-grow-height="false" fo:min-height="0.984cm" fo:min-width="5.923cm"/>
    </style:style>
    <style:style style:name="gr3" style:family="graphic" style:parent-style-name="standard">
      <style:graphic-properties svg:stroke-color="#ffffff" draw:fill="solid" draw:fill-color="#1c3687" draw:textarea-horizontal-align="justify" draw:textarea-vertical-align="middle" draw:auto-grow-height="false" fo:min-height="1.945cm" fo:min-width="7.848cm"/>
    </style:style>
    <style:style style:name="gr4" style:family="graphic" style:parent-style-name="standard">
      <style:graphic-properties svg:stroke-color="#ffffff" draw:fill="solid" draw:fill-color="#1c3687" draw:textarea-horizontal-align="justify" draw:textarea-vertical-align="middle" draw:auto-grow-height="false" fo:min-height="0.985cm" fo:min-width="5.923cm"/>
    </style:style>
    <style:style style:name="gr5" style:family="graphic" style:parent-style-name="standard">
      <style:graphic-properties svg:stroke-color="#ffffff" draw:fill="solid" draw:fill-color="#1c3687" draw:textarea-horizontal-align="justify" draw:textarea-vertical-align="middle" draw:auto-grow-height="false" fo:min-height="1.601cm" fo:min-width="8.383cm"/>
    </style:style>
    <style:style style:name="gr6" style:family="graphic" style:parent-style-name="standard">
      <style:graphic-properties svg:stroke-color="#ffffff" draw:fill="solid" draw:fill-color="#1c3687" draw:textarea-horizontal-align="justify" draw:textarea-vertical-align="middle" draw:auto-grow-height="false" fo:min-height="0.986cm" fo:min-width="5.919cm"/>
    </style:style>
    <style:style style:name="gr7" style:family="graphic" style:parent-style-name="standard">
      <style:graphic-properties svg:stroke-color="#ffffff" draw:fill="solid" draw:fill-color="#1c3687" draw:textarea-horizontal-align="justify" draw:textarea-vertical-align="middle" draw:auto-grow-height="false" fo:min-height="0.984cm" fo:min-width="5.922cm"/>
    </style:style>
    <style:style style:name="gr8" style:family="graphic" style:parent-style-name="objectwithoutfill">
      <style:graphic-properties svg:stroke-color="#ffffff" draw:marker-end="Arrow" draw:marker-end-width="0.3cm" draw:fill="none" draw:fill-color="#808080" draw:textarea-vertical-align="middle"/>
    </style:style>
    <style:style style:name="gr9" style:family="graphic" style:parent-style-name="standard">
      <style:graphic-properties draw:stroke="none" svg:stroke-color="#ffffff" draw:fill="none" draw:fill-color="#808080" fo:min-height="1.159cm"/>
    </style:style>
    <style:style style:name="gr10" style:family="graphic" style:parent-style-name="standard">
      <style:graphic-properties draw:stroke="none" svg:stroke-color="#ffffff" draw:fill="none" draw:fill-color="#808080" fo:min-height="1.16cm"/>
    </style:style>
    <style:style style:name="gr11" style:family="graphic" style:parent-style-name="standard">
      <style:graphic-properties draw:stroke="none" svg:stroke-color="#ffffff" draw:fill="none" draw:fill-color="#808080" fo:min-height="1.158cm"/>
    </style:style>
    <style:style style:name="gr12" style:family="graphic" style:parent-style-name="standard">
      <style:graphic-properties draw:stroke="none" svg:stroke-color="#ffffff" draw:fill="none" draw:fill-color="#808080" fo:min-height="1.161cm"/>
    </style:style>
    <style:style style:name="P1" style:family="paragraph">
      <style:paragraph-properties fo:text-align="center"/>
      <style:text-properties fo:color="#ffffff" fo:font-size="12pt"/>
    </style:style>
    <style:style style:name="P2" style:family="paragraph">
      <loext:graphic-properties draw:fill="solid" draw:fill-color="#1c3687"/>
      <style:paragraph-properties fo:text-align="center"/>
      <style:text-properties fo:color="#ffffff" fo:font-size="12pt"/>
    </style:style>
    <style:style style:name="P3" style:family="paragraph">
      <loext:graphic-properties draw:fill="none" draw:fill-color="#808080"/>
      <style:paragraph-properties fo:text-align="center"/>
      <style:text-properties fo:color="#ffffff" fo:font-size="12pt"/>
    </style:style>
    <style:style style:name="P4" style:family="paragraph">
      <style:text-properties fo:color="#ffffff" fo:font-size="12pt"/>
    </style:style>
    <style:style style:name="P5" style:family="paragraph">
      <loext:graphic-properties draw:fill="none" draw:fill-color="#808080"/>
      <style:text-properties fo:color="#fffff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8.668cm" svg:height="1.577cm" svg:x="12.032cm" svg:y="10.772cm">
            <text:p text:style-name="P1">swarm_object_class.py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423cm" svg:height="1.234cm" svg:x="0.473cm" svg:y="12.966cm">
            <text:p text:style-name="P1">joystick_map.py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348cm" svg:height="2.195cm" svg:x="0.579cm" svg:y="2.952cm">
            <text:p text:style-name="P1">main.py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.423cm" svg:height="1.235cm" svg:x="13.742cm" svg:y="5.284cm">
            <text:p text:style-name="P1">agent_class.py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8.883cm" svg:height="1.851cm" svg:x="0.579cm" svg:y="8.715cm">
            <text:p text:style-name="P1">joystick_handler.py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.419cm" svg:height="1.236cm" svg:x="14.065cm" svg:y="0.346cm">
            <text:p text:style-name="P1">tracker.py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6.422cm" svg:height="1.234cm" svg:x="2.185cm" svg:y="0.209cm">
            <text:p text:style-name="P1">qtm_tools.py</text:p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3.637cm" svg:y1="5.695cm" svg:x2="9.035cm" svg:y2="4.461cm">
            <text:p/>
          </draw:line>
          <draw:line draw:style-name="gr8" draw:text-style-name="P3" draw:layer="layout" svg:x1="5.182cm" svg:y1="1.512cm" svg:x2="4.968cm" svg:y2="2.952cm">
            <text:p/>
          </draw:line>
          <draw:line draw:style-name="gr8" draw:text-style-name="P3" draw:layer="layout" svg:x1="14.214cm" svg:y1="1.673cm" svg:x2="9.184cm" svg:y2="3.045cm">
            <text:p/>
          </draw:line>
          <draw:line draw:style-name="gr8" draw:text-style-name="P3" draw:layer="layout" svg:x1="4.647cm" svg:y1="8.714cm" svg:x2="4.433cm" svg:y2="5.216cm">
            <text:p/>
          </draw:line>
          <draw:line draw:style-name="gr8" draw:text-style-name="P3" draw:layer="layout" svg:x1="11.817cm" svg:y1="11.594cm" svg:x2="8.285cm" svg:y2="10.634cm">
            <text:p/>
          </draw:line>
          <draw:line draw:style-name="gr8" draw:text-style-name="P3" draw:layer="layout" svg:x1="3.684cm" svg:y1="12.965cm" svg:x2="4.326cm" svg:y2="10.702cm">
            <text:p/>
          </draw:line>
          <draw:line draw:style-name="gr8" draw:text-style-name="P3" draw:layer="layout" svg:x1="17.168cm" svg:y1="6.587cm" svg:x2="16.526cm" svg:y2="10.77cm">
            <text:p/>
          </draw:line>
          <draw:line draw:style-name="gr8" draw:text-style-name="P3" draw:layer="layout" svg:x1="17.275cm" svg:y1="5.285cm" svg:x2="17.061cm" svg:y2="1.65cm">
            <text:p/>
          </draw:line>
          <draw:line draw:style-name="gr8" draw:text-style-name="P3" draw:layer="layout" svg:x1="13.315cm" svg:y1="10.703cm" svg:x2="7.215cm" svg:y2="5.216cm">
            <text:p/>
          </draw:line>
          <draw:frame draw:style-name="gr9" draw:text-style-name="P5" draw:layer="layout" svg:width="2.46cm" svg:height="1.409cm" svg:x="10.854cm" svg:y="4.282cm">
            <draw:text-box>
              <text:p text:style-name="P4">Agent</text:p>
            </draw:text-box>
          </draw:frame>
          <draw:frame draw:style-name="gr10" draw:text-style-name="P5" draw:layer="layout" svg:width="2.461cm" svg:height="1.41cm" svg:x="16.848cm" svg:y="8.301cm">
            <draw:text-box>
              <text:p text:style-name="P4">Agent</text:p>
            </draw:text-box>
          </draw:frame>
          <draw:frame draw:style-name="gr11" draw:text-style-name="P5" draw:layer="layout" svg:width="2.463cm" svg:height="1.408cm" svg:x="17.167cm" svg:y="3.297cm">
            <draw:text-box>
              <text:p text:style-name="P4">Agent</text:p>
            </draw:text-box>
          </draw:frame>
          <draw:frame draw:style-name="gr12" draw:text-style-name="P5" draw:layer="layout" svg:width="4.816cm" svg:height="1.411cm" svg:x="10.084cm" svg:y="7.4cm">
            <draw:text-box>
              <text:p text:style-name="P4">SwarmObject</text:p>
            </draw:text-box>
          </draw:frame>
          <draw:frame draw:style-name="gr10" draw:text-style-name="P5" draw:layer="layout" svg:width="4.817cm" svg:height="1.41cm" svg:x="7.783cm" svg:y="11.1cm">
            <draw:text-box>
              <text:p text:style-name="P4">SwarmObject</text:p>
            </draw:text-box>
          </draw:frame>
          <draw:frame draw:style-name="gr10" draw:text-style-name="P5" draw:layer="layout" svg:width="3.209cm" svg:height="1.41cm" svg:x="2.5cm" svg:y="6.59cm">
            <draw:text-box>
              <text:p text:style-name="P4">Joystick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31T11:26:25.788138513</meta:creation-date>
    <dc:date>2022-05-31T16:00:42.390046825</dc:date>
    <meta:editing-duration>PT2H16M19S</meta:editing-duration>
    <meta:editing-cycles>8</meta:editing-cycles>
    <meta:generator>LibreOffice/6.0.7.3$Linux_X86_64 LibreOffice_project/00m0$Build-3</meta:generator>
    <meta:document-statistic meta:object-count="23"/>
  </office:meta>
</office:document-meta>
</file>